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4F3503530F4F7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5.749cm" svg:x="0.6cm" svg:y="2.251cm">
          <draw:image xlink:href="Pictures/10000000000006400000038484F3503530F4F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ítulo do Sl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xt = esse é um texto do arquivo estran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07:19:47.948000000</meta:creation-date>
    <dc:date>2017-05-26T09:44:12.484000000</dc:date>
    <meta:editing-duration>PT15M46S</meta:editing-duration>
    <meta:editing-cycles>12</meta:editing-cycles>
    <meta:generator>LibreOffice/5.3.0.3$Windows_x86 LibreOffice_project/7074905676c47b82bbcfbea1aeefc84afe1c50e1</meta:generator>
    <meta:document-statistic meta:object-count="30"/>
  </office:meta>
</office:document-meta>
</file>